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7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1.177cm"/>
    </style:style>
    <style:style style:name="co6" style:family="table-column">
      <style:table-column-properties fo:break-before="auto" style:column-width="3.879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06" table:default-cell-style-name="Default"/>
        <table:table-row table:style-name="ro1">
          <table:table-cell table:style-name="ce1" office:value-type="string" calcext:value-type="string">
            <text:p>indek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onkurs1</text:p>
          </table:table-cell>
          <table:table-cell table:style-name="ce1" office:value-type="string" calcext:value-type="string">
            <text:p>Inne</text:p>
          </table:table-cell>
          <table:table-cell table:style-name="ce1" office:value-type="string" calcext:value-type="string">
            <text:p>Suma</text:p>
          </table:table-cell>
          <table:table-cell table:style-name="ce5"/>
          <table:table-cell table:style-name="ce6"/>
          <table:table-cell table:number-columns-repeated="1006"/>
        </table:table-row>
        <table:table-row table:style-name="ro1">
          <table:table-cell table:style-name="ce1" office:value-type="float" office:value="375130" calcext:value-type="float">
            <text:p>375130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table:formula="of:=SUM([.B2:.N2])" office:value-type="float" office:value="340" calcext:value-type="float">
            <text:p>34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535" calcext:value-type="float">
            <text:p>375535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table:formula="of:=SUM([.B3:.N3])" office:value-type="float" office:value="490" calcext:value-type="float">
            <text:p>49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32" calcext:value-type="float">
            <text:p>375132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table:formula="of:=SUM([.B4:.N4])" office:value-type="float" office:value="305" calcext:value-type="float">
            <text:p>30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39" calcext:value-type="float">
            <text:p>375139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table:formula="of:=SUM([.B5:.N5])" office:value-type="float" office:value="265" calcext:value-type="float">
            <text:p>26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07201" calcext:value-type="float">
            <text:p>407201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table:formula="of:=SUM([.B6:.N6])" office:value-type="float" office:value="240" calcext:value-type="float">
            <text:p>24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62618" calcext:value-type="float">
            <text:p>362618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table:formula="of:=SUM([.B7:.N7])" office:value-type="float" office:value="320" calcext:value-type="float">
            <text:p>32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50" calcext:value-type="float">
            <text:p>375150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table:formula="of:=SUM([.B8:.N8])" office:value-type="float" office:value="590" calcext:value-type="float">
            <text:p>59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12778" calcext:value-type="float">
            <text:p>412778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table:formula="of:=SUM([.B9:.N9])" office:value-type="float" office:value="210" calcext:value-type="float">
            <text:p>21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74" calcext:value-type="float">
            <text:p>375174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number-columns-repeated="4"/>
          <table:table-cell table:style-name="ce1" table:formula="of:=SUM([.B10:.N10])" office:value-type="float" office:value="260" calcext:value-type="float">
            <text:p>26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76" calcext:value-type="float">
            <text:p>375176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table:formula="of:=SUM([.B11:.N11])" office:value-type="float" office:value="300" calcext:value-type="float">
            <text:p>3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19787" calcext:value-type="float">
            <text:p>419787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" office:value-type="float" office:value="10" calcext:value-type="float">
            <text:p>1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table:formula="of:=SUM([.B12:.N12])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92" calcext:value-type="float">
            <text:p>375192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table:formula="of:=SUM([.B13:.N13])" office:value-type="float" office:value="315" calcext:value-type="float">
            <text:p>31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94" calcext:value-type="float">
            <text:p>375194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table:formula="of:=SUM([.B14:.N14])" office:value-type="float" office:value="325" calcext:value-type="float">
            <text:p>32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196" calcext:value-type="float">
            <text:p>37519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table:formula="of:=SUM([.B15:.N15])" office:value-type="float" office:value="285" calcext:value-type="float">
            <text:p>28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19791" calcext:value-type="float">
            <text:p>419791</text:p>
          </table:table-cell>
          <table:table-cell table:number-columns-repeated="7"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table:formula="of:=SUM([.B16:.N16])" office:value-type="float" office:value="390" calcext:value-type="float">
            <text:p>39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92484" calcext:value-type="float">
            <text:p>392484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table:formula="of:=SUM([.B17:.N17])" office:value-type="float" office:value="270" calcext:value-type="float">
            <text:p>27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07345" calcext:value-type="float">
            <text:p>407345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table:formula="of:=SUM([.B18:.N18])" office:value-type="float" office:value="0" calcext:value-type="float">
            <text:p>0</text:p>
          </table:table-cell>
          <table:table-cell table:style-name="ce6"/>
          <table:table-cell table:style-name="ce5"/>
          <table:table-cell table:number-columns-repeated="1006"/>
        </table:table-row>
        <table:table-row table:style-name="ro1">
          <table:table-cell table:style-name="ce1" office:value-type="float" office:value="407265" calcext:value-type="float">
            <text:p>407265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table:formula="of:=SUM([.B19:.N19])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2073" calcext:value-type="float">
            <text:p>372073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table:formula="of:=SUM([.B20:.N20])" office:value-type="float" office:value="0" calcext:value-type="float">
            <text:p>0</text:p>
          </table:table-cell>
          <table:table-cell table:style-name="ce6"/>
          <table:table-cell table:style-name="ce5"/>
          <table:table-cell table:number-columns-repeated="1006"/>
        </table:table-row>
        <table:table-row table:style-name="ro1">
          <table:table-cell table:style-name="ce1" office:value-type="float" office:value="294063" calcext:value-type="float">
            <text:p>294063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table:formula="of:=SUM([.B21:.N21])" office:value-type="float" office:value="240" calcext:value-type="float">
            <text:p>24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84226" calcext:value-type="float">
            <text:p>38422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table:formula="of:=SUM([.B22:.N22]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19795" calcext:value-type="float">
            <text:p>419795</text:p>
          </table:table-cell>
          <table:table-cell table:number-columns-repeated="7"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table:formula="of:=SUM([.B23:.N23])" office:value-type="float" office:value="370" calcext:value-type="float">
            <text:p>37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62669" calcext:value-type="float">
            <text:p>362669</text:p>
          </table:table-cell>
          <table:table-cell table:style-name="ce4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table:formula="of:=SUM([.B24:.N24])" office:value-type="float" office:value="115" calcext:value-type="float">
            <text:p>11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07341" calcext:value-type="float">
            <text:p>40734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table:formula="of:=SUM([.B25:.N25])" office:value-type="float" office:value="250" calcext:value-type="float">
            <text:p>25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62825" calcext:value-type="float">
            <text:p>362825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4"/>
          <table:table-cell table:style-name="ce1" table:formula="of:=SUM([.B26:.N26])" office:value-type="float" office:value="505" calcext:value-type="float">
            <text:p>50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150904" calcext:value-type="float">
            <text:p>150904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table:formula="of:=SUM([.B27:.N27])" office:value-type="float" office:value="200" calcext:value-type="float">
            <text:p>2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243" calcext:value-type="float">
            <text:p>375243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-</text:p>
          </table:table-cell>
          <table:table-cell table:style-name="ce4" table:number-columns-repeated="4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table:formula="of:=SUM([.B28:.N28])" office:value-type="float" office:value="315" calcext:value-type="float">
            <text:p>31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250" calcext:value-type="float">
            <text:p>37525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table:formula="of:=SUM([.B29:.N29])" office:value-type="float" office:value="305" calcext:value-type="float">
            <text:p>305</text:p>
          </table:table-cell>
          <table:table-cell table:style-name="ce5"/>
          <table:table-cell table:style-name="ce6"/>
          <table:table-cell table:number-columns-repeated="1006"/>
        </table:table-row>
        <table:table-row table:style-name="ro1">
          <table:table-cell table:style-name="ce1" office:value-type="float" office:value="375240" calcext:value-type="float">
            <text:p>375240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number-columns-repeated="2"/>
          <table:table-cell table:style-name="ce1" table:formula="of:=SUM([.B30:.N30])" office:value-type="float" office:value="380" calcext:value-type="float">
            <text:p>38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253" calcext:value-type="float">
            <text:p>375253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number-columns-repeated="4"/>
          <table:table-cell table:style-name="ce1" table:formula="of:=SUM([.B31:.N31])" office:value-type="float" office:value="215" calcext:value-type="float">
            <text:p>21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62680" calcext:value-type="float">
            <text:p>362680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3"/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" table:formula="of:=SUM([.B32:.N32])" office:value-type="float" office:value="300" calcext:value-type="float">
            <text:p>30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257" calcext:value-type="float">
            <text:p>375257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number-columns-repeated="4"/>
          <table:table-cell table:style-name="ce1" table:formula="of:=SUM([.B33:.N33])" office:value-type="float" office:value="255" calcext:value-type="float">
            <text:p>255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412780" calcext:value-type="float">
            <text:p>412780</text:p>
          </table:table-cell>
          <table:table-cell table:number-columns-repeated="5" table:style-name="ce1" office:value-type="float" office:value="40" calcext:value-type="float">
            <text:p>40</text:p>
          </table:table-cell>
          <table:table-cell table:style-name="ce4" table:number-columns-repeated="2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table:formula="of:=SUM([.B34:.N34])" office:value-type="float" office:value="240" calcext:value-type="float">
            <text:p>24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84077" calcext:value-type="float">
            <text:p>384077</text:p>
          </table:table-cell>
          <table:table-cell table:style-name="ce4" table:number-columns-repeated="7"/>
          <table:table-cell table:style-name="ce1" office:value-type="string" calcext:value-type="string">
            <text:p>-</text:p>
          </table:table-cell>
          <table:table-cell table:style-name="ce4" table:number-columns-repeated="6"/>
          <table:table-cell table:style-name="ce1" table:formula="of:=SUM([.B35:.N35]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1" office:value-type="float" office:value="375286" calcext:value-type="float">
            <text:p>375286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4"/>
          <table:table-cell table:style-name="ce1" office:value-type="string" calcext:value-type="string">
            <text:p>-</text:p>
          </table:table-cell>
          <table:table-cell table:style-name="ce1" office:value-type="float" office:value="40" calcext:value-type="float">
            <text:p>40</text:p>
          </table:table-cell>
          <table:table-cell table:style-name="ce4" table:number-columns-repeated="5"/>
          <table:table-cell table:style-name="ce1" table:formula="of:=SUM([.B36:.N36])" office:value-type="float" office:value="270" calcext:value-type="float">
            <text:p>27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 table:number-rows-repeated="964">
          <table:table-cell table:number-columns-repeated="2"/>
          <table:table-cell table:style-name="ce2" table:number-columns-repeated="9"/>
          <table:table-cell table:number-columns-repeated="1013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.00.0000</text:date>, <text:time style:data-style-name="N2" text:time-value="22:19:36.78221598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25T22:21:30.978568749</dc:date>
    <meta:editing-duration>PT1M15S</meta:editing-duration>
    <meta:editing-cycles>6</meta:editing-cycles>
    <meta:document-statistic meta:table-count="1" meta:cell-count="378" meta:object-count="0"/>
  </office:meta>
</office:document-meta>
</file>